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SNU3_DEVELOPER_LOG_DAY_474"/>SNU developer log day 474</text:h>
      <text:p text:style-name="P1">I noticed an error I made a few days ago when exporting yesterday. It appears I created 1 extra weekly entry article for the time I did it prior to yesterday. Week 35 was created before yesterday. I hope to correct these issues in the future. Today, I did the same thing as yesterday, with even better time management, allowing me to work further on other projects and also have an extra 3 minutes for this project. Not that much extra time, but I was more focused.</text:p>
      <text:p text:style-name="P1">After today, I only have 2 days left with the separate weekly entry project. I will skip separate blog entry and update log 3.0.3 and below exports and save them for another time, as I want to get back into normal development again. I will finish on May 20th 2020. Today was an OK day for development.</text:p>
      <text:p text:style-name="Text_20_body"><text:span text:style-name="T1">Sean Patrick Myrick on May 18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18:06:27.004000000</meta:creation-date>
    <dc:date>2020-05-19T18:06:55.390000000</dc:date>
    <meta:editing-duration>PT31S</meta:editing-duration>
    <meta:editing-cycles>1</meta:editing-cycles>
    <meta:document-statistic meta:table-count="0" meta:image-count="0" meta:object-count="0" meta:page-count="1" meta:paragraph-count="4" meta:word-count="156" meta:character-count="827" meta:non-whitespace-character-count="675"/>
    <meta:generator>LibreOffice/6.1.2.1$Windows_X86_64 LibreOffice_project/65905a128db06ba48db947242809d14d3f9a93fe</meta:generator>
  </office:meta>
</office:document-meta>
</file>